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f99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7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8" table:number-rows-spanned="1">
            <text:p>Cinnamon chess engine – Perft Results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rnbqkbnr/pppppppp/8/8/8/8/PPPPPPPP/RNBQKBNR w KQkq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rnbqkbnr/pppppppp/8/8/8/8/PPPPPPPP/RNBQKBNR w KQkq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7281" calcext:value-type="float">
            <text:p>19728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65609" calcext:value-type="float">
            <text:p>486560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060324" calcext:value-type="float">
            <text:p>11906032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95901860" calcext:value-type="float">
            <text:p>319590186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998978956" calcext:value-type="float">
            <text:p>84998978956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439530234167" calcext:value-type="float">
            <text:p>243953023416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r3k2r/p1ppqpb1/bn2pnp1/3PN3/1p2P3/2N2Q1p/PPPBBPPP/R3K2R w Kqkq <text:s/>- 0 25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8" office:value-type="string" calcext:value-type="string" table:number-columns-spanned="5" table:number-rows-spanned="11">
            <text:p>xxxxxxa"http://webchess.freehostia.com/diag/chessdiag.php?fen=r3k2r/p1ppqpb1/bn2pnp1/3PN3/1p2P3/2N2Q1p/PPPBBPPP/R3K2R w Kqkq <text:s/>- 0 25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39" calcext:value-type="float">
            <text:p>203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7862" calcext:value-type="float">
            <text:p>9786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85603" calcext:value-type="float">
            <text:p>408560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3690690" calcext:value-type="float">
            <text:p>19369069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31647685" calcext:value-type="float">
            <text:p>803164768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4190009323" calcext:value-type="float">
            <text:p>37419000932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493944087984" calcext:value-type="float">
            <text:p>15493944087984</text:p>
          </table:table-cell>
          <table:table-cell/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PPP4k/8/8/8/8/4Kppp/8 w -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9" office:value-type="string" calcext:value-type="string" table:number-columns-spanned="5" table:number-rows-spanned="12">
            <text:p>xxxxxxa"http://webchess.freehostia.com/diag/chessdiag.php?fen=8/PPP4k/8/8/8/8/4Kppp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44" calcext:value-type="float">
            <text:p>504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9363" calcext:value-type="float">
            <text:p>8936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45545" calcext:value-type="float">
            <text:p>174554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336777" calcext:value-type="float">
            <text:p>3433677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9660761" calcext:value-type="float">
            <text:p>74966076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303466487" calcext:value-type="float">
            <text:p>1630346648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9736558441" calcext:value-type="float">
            <text:p>38973655844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2p5/3p4/KP5r/1R3p1k/8/4P1P1/8 w -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" office:value-type="string" calcext:value-type="string" table:number-columns-spanned="5" table:number-rows-spanned="13">
            <text:p>xxxxxxa"http://webchess.freehostia.com/diag/chessdiag.php?fen=8/2p5/3p4/KP5r/1R3p1k/8/4P1P1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12" calcext:value-type="float">
            <text:p>281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238" calcext:value-type="float">
            <text:p>43238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4624" calcext:value-type="float">
            <text:p>67462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30083" calcext:value-type="float">
            <text:p>1103008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8633661" calcext:value-type="float">
            <text:p>17863366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09794393" calcext:value-type="float">
            <text:p>300979439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86749815" calcext:value-type="float">
            <text:p>5008674981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3K4/2p5/p2b2r1/5k2/8/8/1q6 b - 1 67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3K4/2p5/p2b2r1/5k2/8/8/1q6 b - 1 67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310" calcext:value-type="float">
            <text:p>1331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703" calcext:value-type="float">
            <text:p>5470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38084" calcext:value-type="float">
            <text:p>253808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809689" calcext:value-type="float">
            <text:p>1080968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3407574" calcext:value-type="float">
            <text:p>49340757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74492344" calcext:value-type="float">
            <text:p>207449234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3718646102" calcext:value-type="float">
            <text:p>9371864610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7p/p5pb/4k3/P1pPn3/8/P5PP/1rB2RK1 b - d3 0 28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7p/p5pb/4k3/P1pPn3/8/P5PP/1rB2RK1 b - d3 0 28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93" calcext:value-type="float">
            <text:p>329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197" calcext:value-type="float">
            <text:p>6719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81089" calcext:value-type="float">
            <text:p>188108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633283" calcext:value-type="float">
            <text:p>3863328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9189070" calcext:value-type="float">
            <text:p>106918907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488501780" calcext:value-type="float">
            <text:p>2248850178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09:23:47.45840141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10-05T09:25:06.945649588</dc:date>
    <dc:creator>geko </dc:creator>
    <meta:editing-duration>PT3H9M21S</meta:editing-duration>
    <meta:editing-cycles>53</meta:editing-cycles>
    <meta:generator>LibreOffice/4.2.8.2$Linux_X86_64 LibreOffice_project/420m0$Build-2</meta:generator>
    <dc:title>Cinnamon chess engine - Perft results</dc:title>
    <meta:document-statistic meta:table-count="1" meta:cell-count="149" meta:object-count="0"/>
  </office:meta>
</office:document-meta>
</file>